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automatic-styles>
    <style:style style:name="P1" style:family="paragraph" style:parent-style-name="Standard">
      <style:paragraph-properties fo:line-height="150%"/>
      <style:text-properties style:font-name="Times" officeooo:rsid="00133df7" officeooo:paragraph-rsid="00133df7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" officeooo:rsid="00133df7" officeooo:paragraph-rsid="00133df7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" fo:font-weight="bold" officeooo:rsid="00133df7" officeooo:paragraph-rsid="00133df7" style:font-weight-asian="bold" style:font-weight-complex="bold"/>
    </style:style>
    <style:style style:name="P4" style:family="paragraph" style:parent-style-name="Standard">
      <style:text-properties style:font-name="Times" fo:font-weight="bold" officeooo:rsid="001cf2b5" officeooo:paragraph-rsid="001cf2b5" style:font-weight-asian="bold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" fo:font-style="italic" fo:font-weight="bold" officeooo:rsid="00133df7" officeooo:paragraph-rsid="00133df7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" fo:font-style="italic" fo:font-weight="bold" officeooo:rsid="00133df7" officeooo:paragraph-rsid="00169652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" fo:font-style="italic" fo:font-weight="bold" officeooo:rsid="00134640" officeooo:paragraph-rsid="00134640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" fo:font-style="italic" fo:font-weight="bold" officeooo:rsid="00187963" officeooo:paragraph-rsid="00187963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style:font-name="Times" fo:font-style="italic" fo:font-weight="bold" officeooo:rsid="001a739c" officeooo:paragraph-rsid="001a739c" style:font-style-asian="italic" style:font-weight-asian="bold" style:font-style-complex="italic" style:font-weight-complex="bold"/>
    </style:style>
    <style:style style:name="P10" style:family="paragraph" style:parent-style-name="Standard">
      <style:text-properties style:font-name="Times" fo:font-style="italic" fo:font-weight="normal" officeooo:rsid="00169652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" fo:font-style="italic" fo:font-weight="normal" officeooo:rsid="0018ad4e" officeooo:paragraph-rsid="0018ad4e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style:font-name="Times" fo:font-style="italic" fo:font-weight="normal" officeooo:rsid="0018ad4e" officeooo:paragraph-rsid="0018ad4e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" fo:font-style="italic" fo:font-weight="normal" officeooo:rsid="00133df7" officeooo:paragraph-rsid="00133df7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style:font-name="Times" fo:font-style="italic" fo:font-weight="normal" officeooo:rsid="001cf2b5" officeooo:paragraph-rsid="001cf2b5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style:font-name="Times" fo:font-style="italic" fo:font-weight="normal" officeooo:rsid="001d6699" officeooo:paragraph-rsid="001d6699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style:font-name="Times" fo:font-style="italic" fo:font-weight="normal" officeooo:rsid="00210848" officeooo:paragraph-rsid="00210848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style:font-name="Times" fo:font-style="italic" fo:font-weight="normal" officeooo:rsid="0022c04d" officeooo:paragraph-rsid="0022c04d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" fo:font-style="normal" fo:font-weight="normal" officeooo:rsid="00133df7" officeooo:paragraph-rsid="00133df7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Times" fo:font-style="normal" fo:font-weight="normal" officeooo:rsid="00134640" officeooo:paragraph-rsid="00133df7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Times" fo:font-style="normal" fo:font-weight="normal" officeooo:rsid="00134640" officeooo:paragraph-rsid="0013464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" fo:font-style="normal" fo:font-weight="normal" officeooo:rsid="0014fd22" officeooo:paragraph-rsid="0014fd22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Times" fo:font-style="normal" fo:font-weight="normal" officeooo:rsid="00169652" officeooo:paragraph-rsid="00169652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Times" fo:font-style="normal" fo:font-weight="normal" officeooo:rsid="00187963" officeooo:paragraph-rsid="00169652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style:font-name="Times" fo:font-style="normal" fo:font-weight="normal" officeooo:rsid="00187963" officeooo:paragraph-rsid="00187963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Times" fo:font-style="normal" fo:font-weight="normal" officeooo:rsid="0018ad4e" officeooo:paragraph-rsid="00187963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style:font-name="Times" fo:font-style="normal" fo:font-weight="normal" officeooo:rsid="0019fbdd" officeooo:paragraph-rsid="0018ad4e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style:font-name="Times" fo:font-style="normal" fo:font-weight="normal" officeooo:rsid="001a739c" officeooo:paragraph-rsid="001a739c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Times" fo:font-style="normal" fo:font-weight="normal" officeooo:rsid="001cf2b5" officeooo:paragraph-rsid="001cf2b5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Times" fo:font-style="normal" fo:font-weight="normal" officeooo:rsid="001d6699" officeooo:paragraph-rsid="001d6699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Times" fo:font-style="normal" fo:font-weight="bold" officeooo:rsid="0018ad4e" officeooo:paragraph-rsid="0018ad4e" style:font-style-asian="normal" style:font-weight-asian="bold" style:font-style-complex="normal" style:font-weight-complex="bold"/>
    </style:style>
    <style:style style:name="P31" style:family="paragraph" style:parent-style-name="Standard">
      <style:text-properties style:font-name="Times" fo:font-style="normal" fo:font-weight="bold" officeooo:rsid="0022c04d" officeooo:paragraph-rsid="0022c04d" style:font-style-asian="normal" style:font-weight-asian="bold" style:font-style-complex="normal" style:font-weight-complex="bold"/>
    </style:style>
    <style:style style:name="P32" style:family="paragraph" style:parent-style-name="Standard">
      <style:text-properties style:font-name="Times" fo:font-style="normal" fo:font-weight="bold" officeooo:rsid="0022c04d" officeooo:paragraph-rsid="002316b0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line-height="150%" fo:text-align="start" style:justify-single-word="false"/>
      <style:text-properties style:font-name="Times" fo:font-style="normal" fo:font-weight="bold" officeooo:rsid="002316b0" officeooo:paragraph-rsid="002316b0" style:font-style-asian="normal" style:font-weight-asian="bold" style:font-style-complex="normal" style:font-weight-complex="bold"/>
    </style:style>
    <style:style style:name="P34" style:family="paragraph" style:parent-style-name="Standard">
      <style:text-properties style:font-name="Times" fo:font-style="normal" officeooo:rsid="001c6151" officeooo:paragraph-rsid="001bf138" style:font-style-asian="normal" style:font-style-complex="normal"/>
    </style:style>
    <style:style style:name="P35" style:family="paragraph" style:parent-style-name="Standard">
      <style:text-properties style:font-name="Times" fo:font-style="normal" officeooo:rsid="001c6151" officeooo:paragraph-rsid="001c6151" style:font-style-asian="normal" style:font-style-complex="normal"/>
    </style:style>
    <style:style style:name="P36" style:family="paragraph" style:parent-style-name="Standard">
      <style:text-properties style:font-name="Times" officeooo:rsid="001c6151" officeooo:paragraph-rsid="001c6151"/>
    </style:style>
    <style:style style:name="P37" style:family="paragraph" style:parent-style-name="Standard">
      <style:text-properties style:font-name="Times" officeooo:rsid="001bf138" officeooo:paragraph-rsid="001bf138"/>
    </style:style>
    <style:style style:name="P38" style:family="paragraph" style:parent-style-name="Table_20_Contents">
      <style:text-properties style:font-name="Times" officeooo:rsid="00210848" officeooo:paragraph-rsid="00210848"/>
    </style:style>
    <style:style style:name="P39" style:family="paragraph" style:parent-style-name="Standard">
      <style:paragraph-properties fo:line-height="150%" fo:text-align="start" style:justify-single-word="false"/>
      <style:text-properties officeooo:paragraph-rsid="0018ad4e"/>
    </style:style>
    <style:style style:name="P40" style:family="paragraph" style:parent-style-name="Standard">
      <style:paragraph-properties fo:text-align="start" style:justify-single-word="false">
        <style:tab-stops/>
      </style:paragraph-properties>
    </style:style>
    <style:style style:name="P41" style:family="paragraph" style:parent-style-name="Standard">
      <style:paragraph-properties fo:text-align="end" style:justify-single-word="false">
        <style:tab-stops/>
      </style:paragraph-properties>
    </style:style>
    <style:style style:name="P42" style:family="paragraph" style:parent-style-name="Preformatted_20_Text">
      <style:text-properties officeooo:rsid="001c6151" officeooo:paragraph-rsid="001c6151"/>
    </style:style>
    <style:style style:name="P43" style:family="paragraph" style:parent-style-name="Standard">
      <style:text-properties fo:font-weight="bold" officeooo:rsid="001bf138" officeooo:paragraph-rsid="001bf138" style:font-weight-asian="bold" style:font-weight-complex="bold"/>
    </style:style>
    <style:style style:name="P44" style:family="paragraph" style:parent-style-name="Standard">
      <style:text-properties fo:font-weight="normal" officeooo:rsid="001bf138" officeooo:paragraph-rsid="001bf138" style:font-weight-asian="normal" style:font-weight-complex="normal"/>
    </style:style>
    <style:style style:name="P45" style:family="paragraph" style:parent-style-name="Standard">
      <style:text-properties officeooo:paragraph-rsid="001bf138"/>
    </style:style>
    <style:style style:name="P46" style:family="paragraph" style:parent-style-name="Standard">
      <style:text-properties fo:font-style="italic" officeooo:rsid="001c6151" officeooo:paragraph-rsid="001c6151" style:font-style-asian="italic" style:font-style-complex="italic"/>
    </style:style>
    <style:style style:name="P47" style:family="paragraph" style:parent-style-name="Standard">
      <style:text-properties style:font-name="Times" fo:font-style="normal" fo:font-weight="normal" officeooo:rsid="001d6699" officeooo:paragraph-rsid="001d6699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style:font-name="Times" fo:font-style="normal" fo:font-weight="normal" officeooo:rsid="00210848" officeooo:paragraph-rsid="00210848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style:font-name="Times" fo:font-style="normal" fo:font-weight="normal" officeooo:rsid="0022c04d" officeooo:paragraph-rsid="0022c04d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style:font-name="Times" fo:font-style="normal" fo:font-weight="normal" officeooo:rsid="002316b0" officeooo:paragraph-rsid="002316b0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line-height="150%" fo:text-align="start" style:justify-single-word="false"/>
      <style:text-properties style:font-name="Times" fo:font-style="normal" fo:font-weight="normal" officeooo:rsid="002316b0" officeooo:paragraph-rsid="002316b0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style:font-name="Times" fo:font-style="normal" fo:font-weight="bold" officeooo:rsid="002316b0" officeooo:paragraph-rsid="002316b0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16b0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officeooo:rsid="001c6151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9fbdd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3464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69652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8ad4e" style:font-style-asian="normal" style:font-weight-asian="normal" style:font-style-complex="normal" style:font-weight-complex="normal"/>
    </style:style>
    <style:style style:name="T11" style:family="text">
      <style:text-properties style:font-name="Times"/>
    </style:style>
    <style:style style:name="T12" style:family="text">
      <style:text-properties style:font-name="Times" fo:font-style="italic" fo:font-weight="normal" officeooo:rsid="0018ad4e" style:font-style-asian="italic" style:font-weight-asian="normal" style:font-style-complex="italic" style:font-weight-complex="normal"/>
    </style:style>
    <style:style style:name="T13" style:family="text">
      <style:text-properties style:font-name="Times" fo:font-style="normal" fo:font-weight="normal" officeooo:rsid="0018ad4e" style:font-style-asian="normal" style:font-weight-asian="normal" style:font-style-complex="normal" style:font-weight-complex="normal"/>
    </style:style>
    <style:style style:name="T14" style:family="text">
      <style:text-properties style:font-name="Times" fo:font-style="normal" fo:font-weight="normal" officeooo:rsid="0019fbdd" style:font-style-asian="normal" style:font-weight-asian="normal" style:font-style-complex="normal" style:font-weight-complex="normal"/>
    </style:style>
    <style:style style:name="T15" style:family="text">
      <style:text-properties style:font-name="Times" fo:font-style="normal" fo:font-weight="normal" officeooo:rsid="001bf138" style:font-style-asian="normal" style:font-weight-asian="normal" style:font-style-complex="normal" style:font-weight-complex="normal"/>
    </style:style>
    <style:style style:name="T16" style:family="text">
      <style:text-properties style:font-name="Times" fo:font-style="normal" fo:font-weight="normal" officeooo:rsid="001c6151" style:font-style-asian="normal" style:font-weight-asian="normal" style:font-style-complex="normal" style:font-weight-complex="normal"/>
    </style:style>
    <style:style style:name="T17" style:family="text">
      <style:text-properties style:font-name="Times" fo:font-style="normal" style:font-style-asian="normal" style:font-style-complex="normal"/>
    </style:style>
    <style:style style:name="T18" style:family="text">
      <style:text-properties style:font-name="Times" fo:font-style="normal" officeooo:rsid="001c6151" style:font-style-asian="normal" style:font-style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210848"/>
    </style:style>
    <style:style style:name="T21" style:family="text">
      <style:text-properties officeooo:rsid="002316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nor Hanley</text:p>
      <text:p text:style-name="P1">LIN 313</text:p>
      <text:p text:style-name="P1">Prof Venkat</text:p>
      <text:p text:style-name="P1">August 1, 2022</text:p>
      <text:p text:style-name="P2">Assignment 3</text:p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18:36:07.170186336</meta:creation-date>
    <dc:date>2022-08-01T14:10:47.396404114</dc:date>
    <meta:editing-duration>PT40M19S</meta:editing-duration>
    <meta:editing-cycles>4</meta:editing-cycles>
    <meta:generator>LibreOffice/7.3.5.2$Linux_X86_64 LibreOffice_project/184fe81b8c8c30d8b5082578aee2fed2ea847c01</meta:generator>
    <meta:document-statistic meta:table-count="0" meta:image-count="0" meta:object-count="0" meta:page-count="1" meta:paragraph-count="5" meta:word-count="11" meta:character-count="57" meta:non-whitespace-character-count="51"/>
  </office:meta>
</office:document-meta>
</file>